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cm" fo:margin-right="0cm" fo:margin-top="0cm" fo:margin-bottom="0cm" style:contextual-spacing="false" fo:text-align="start" style:justify-single-word="false" fo:text-indent="0cm" style:auto-text-indent="false"/>
      <style:text-properties fo:color="#008f75" loext:opacity="100%" fo:font-weight="bold"/>
    </style:style>
    <style:style style:name="P2" style:family="paragraph" style:parent-style-name="Text_20_body">
      <style:text-properties loext:padding="0cm" loext:border="none"/>
    </style:style>
    <style:style style:name="P3" style:family="paragraph" style:parent-style-name="Text_20_body" style:list-style-name="L1">
      <style:paragraph-properties fo:margin-top="0cm" fo:margin-bottom="0cm" style:contextual-spacing="false"/>
      <style:text-properties loext:padding="0cm" loext:border="none"/>
    </style:style>
    <style:style style:name="P4" style:family="paragraph" style:parent-style-name="Text_20_body" style:list-style-name="L1">
      <style:text-properties loext:padding="0cm" loext:border="none"/>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 text:name="nodeTitle"/>Preguntas de autoevaluación</text:h>
      <text:section text:style-name="Sect1" text:name="ta2_85">
        <text:p text:style-name="P2">Las siguientes es una lista de preguntas que debería poder contestar luego de asistir a clase, leer los artículos mencionados, y hacer la práctica. </text:p>
        <text:list text:style-name="L1">
          <text:list-item>
            <text:p text:style-name="P3">Cuando hablamos de reuso en el marco del desarrollo de software, ¿a qué nos referimos?</text:p>
          </text:list-item>
          <text:list-item>
            <text:p text:style-name="P3">¿Cuáles son las dificultades que encontramos cuando intentamos reusar código?</text:p>
          </text:list-item>
          <text:list-item>
            <text:p text:style-name="P3">Cuando aplicamos patrones de diseño, ¿qué estamos reusando? ¿De qué manera los patrones de diseño atacan las dificultades del reúso?</text:p>
          </text:list-item>
          <text:list-item>
            <text:p text:style-name="P3">Cuando utilizamos librerías de clases, ¿qué estamos reusando? ¿a qué casos apuntan? ¿De qué manera atacan las librerías de clases las dificultades de reúso? </text:p>
          </text:list-item>
          <text:list-item>
            <text:p text:style-name="P3">Cuando utilizamos frameworks orientados a objetos, ¿qué estamos reusando? ¿a qué casos apuntan? ¿De qué manera atacan los frameworks las dificultades de reúso? </text:p>
          </text:list-item>
          <text:list-item>
            <text:p text:style-name="P3">Por lo general, ¿es posible y lógico reusar, de forma aislada, solo algunas clases de un framework? ¿es posible y lógico utilizar solo algunas clases de una librería de clases? Justifique. </text:p>
          </text:list-item>
          <text:list-item>
            <text:p text:style-name="P3">De acuerdo a el tipo de problema que atacan, ¿como se clasifican los frameworks? </text:p>
          </text:list-item>
          <text:list-item>
            <text:p text:style-name="P3">¿A que nos referimos con los términos hot spot y frozen spot?</text:p>
          </text:list-item>
          <text:list-item>
            <text:p text:style-name="P3">¿A qué nos referimos con "instanciar un framework"? ¿Qué sería "instanciar un hostpot"?</text:p>
          </text:list-item>
          <text:list-item>
            <text:p text:style-name="P3">¿En qué se diferencia la visión que tienen de un framework: a) los desarrolladores del framework, b) quienes usan/instancian el framework? </text:p>
          </text:list-item>
          <text:list-item>
            <text:p text:style-name="P3">¿En qué se diferencia un framework blackbox de uno whitebox? Un framework, ¿cae exclusivamente en una de esas categorías?</text:p>
          </text:list-item>
          <text:list-item>
            <text:p text:style-name="P3">Desde la perspectiva de quien "hace" el framework, ¿qué implica optar por whitebox, o blackbox? Piense por ejemplo en las facilidades y las dificultades que encuentra en cada caso.</text:p>
          </text:list-item>
          <text:list-item>
            <text:p text:style-name="P3">Desde la perspectiva de quien "usa" el framework, ¿qué implica que el mismo sea whitebox, o blackbox? Piense por ejemplo en las facilidades y las dificultades que encuentra en cada caso.</text:p>
          </text:list-item>
          <text:list-item>
            <text:p text:style-name="P3">La cantidad de "puntos de variabilidad" de un framework (es decir, sus hotspots) depende de cuan complejo es el dominio que ataca (es decir, de cuantas cosas podrían cambiar de aplicacion a aplicación). Por lo general, un framework tiene más hotspots que los que el usuario promedio requiere (piense que quien hizo el framework tuvo en cuenta las expectativas de muchos de ellos). ¿Siempre es necesario instanciar (configurar, subclasificar) todos los hotspots o hay algo que el diseñador del framework puede hacer para reducir el trabajo de instanciación del mismo en los casos más simples?</text:p>
          </text:list-item>
          <text:list-item>
            <text:p text:style-name="P3">¿Que patrones de diseño, de los que hemos visto en clase, se encuentran comúnmente en los hotspots de un framework? ó ¿Qué patrones de diseño, de los vistos en clase, son generadores de hotspots?</text:p>
          </text:list-item>
          <text:list-item>
            <text:p text:style-name="P3">Los conceptos de template y hook (plantilla y ganchos) los encontramos en el template method, en el marco de una relación entre una clase y sus subclases. También se lo puede encontrar en una relación de composición. Ambas situaciones son comunes en los hotspots de un framework. ¿De que manera afecta una y la otra alternativa al comportamiento runtime de las aplicaciones que instancia el framework/hostpot?</text:p>
          </text:list-item>
          <text:list-item>
            <text:p text:style-name="P3">(esto no es un pregunta, es una confirmación) Comprender que un hotspots es en principio un concepto abstracto que describe un acuerdo entre el desarrollador del framework y sus <text:soft-page-break/>usuarios (esto es claro cuando uno piensa el cosas como los hotspot cards). Puede variar en granularidad. En el código pueden terminar siendo: a) sólo un método; b) clases a subclasificar, implementando un conjunto de métodos en cada una; c) objetos a configurar/componer </text:p>
          </text:list-item>
          <text:list-item>
            <text:p text:style-name="P3">Le proponen hacer hacer una aplicación en un dominio que es nuevo para usted. Le aclaran que a esa le seguirán muchas parecidas. Usted piensa automáticamente en reúso y en cuanto tiempo y dinero ganará a futuro si puede reusar. Enfoca toda su fuerza en, como primer paso, construir un framework. ¿Tiene sentido? Si cree que si, ¿cómo lo haría? Si cree que no, cuáles cree que son los pasos para eventualmente poder reusar. </text:p>
          </text:list-item>
          <text:list-item>
            <text:p text:style-name="P4">¿Cómo cree usted que se relacionan los temas: patrones de diseño, refactoring (y refactoring to patterns), frameworks, y unit testing?</text:p>
          </text:list-item>
        </text:list>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6-03T16:06:18.097000000</meta:creation-date>
    <dc:date>2024-06-03T17:41:35.123000000</dc:date>
    <meta:editing-duration>PT1H35M17S</meta:editing-duration>
    <meta:editing-cycles>1</meta:editing-cycles>
    <meta:document-statistic meta:table-count="0" meta:image-count="0" meta:object-count="0" meta:page-count="2" meta:paragraph-count="21" meta:word-count="669" meta:character-count="4081" meta:non-whitespace-character-count="3444"/>
    <meta:generator>LibreOffice/7.5.2.2$Windows_X86_64 LibreOffice_project/53bb9681a964705cf672590721dbc85eb4d0c3a2</meta:generator>
  </office:meta>
</office:document-meta>
</file>